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8C9000000F432ACFB93DF8E11FA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-BoldMT" svg:font-family="Arial-BoldMT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8pt" fo:font-weight="bold" officeooo:paragraph-rsid="00101e15" style:font-name-asian="Arial-BoldMT" style:font-size-asian="18pt" style:font-weight-asian="bold" style:font-name-complex="Arial-BoldMT" style:font-size-complex="18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8pt" fo:font-weight="bold" officeooo:paragraph-rsid="00153ba4" style:font-name-asian="Arial-BoldMT" style:font-size-asian="18pt" style:font-weight-asian="bold" style:font-name-complex="Arial-BoldMT" style:font-size-complex="18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1" fo:font-size="12pt" fo:font-weight="normal" officeooo:rsid="00153ba4" officeooo:paragraph-rsid="00153ba4" style:font-name-asian="Arial-BoldMT" style:font-size-asian="12pt" style:font-weight-asian="normal" style:font-name-complex="Arial-BoldMT" style:font-size-complex="12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1" fo:font-size="14pt" fo:font-weight="bold" officeooo:paragraph-rsid="00101e15" style:font-name-asian="Arial-BoldMT" style:font-size-asian="14pt" style:font-weight-asian="bold" style:font-name-complex="Arial-BoldMT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Arial" fo:font-size="9pt" officeooo:rsid="001114a1" officeooo:paragraph-rsid="0017606a" style:font-size-asian="9pt" style:font-size-complex="9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Arial" fo:font-size="9pt" officeooo:rsid="00084e1f" officeooo:paragraph-rsid="0017606a" style:font-size-asian="9pt" style:font-size-complex="9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Arial" officeooo:paragraph-rsid="0017606a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17606a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1pt" officeooo:rsid="0017606a" officeooo:paragraph-rsid="002da60d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1pt" officeooo:rsid="0017606a" officeooo:paragraph-rsid="002dfadf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1pt" officeooo:rsid="0017606a" officeooo:paragraph-rsid="002f205b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1pt" officeooo:rsid="0017606a" officeooo:paragraph-rsid="00332f86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1pt" officeooo:rsid="0017606a" officeooo:paragraph-rsid="0017606a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1pt" fo:font-weight="normal" officeooo:rsid="0039ffab" officeooo:paragraph-rsid="0039ffab" style:font-name-asian="Arial-BoldMT" style:font-size-asian="11pt" style:font-weight-asian="normal" style:font-name-complex="Arial-BoldMT" style:font-size-complex="11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size="11pt" fo:font-weight="normal" officeooo:rsid="0039ffab" officeooo:paragraph-rsid="0039ffab" style:font-name-asian="Arial-BoldMT" style:font-size-asian="11pt" style:font-weight-asian="normal" style:font-name-complex="Arial-BoldMT" style:font-size-complex="11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2b7516" officeooo:paragraph-rsid="002da60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5pt" fo:font-weight="normal" officeooo:rsid="001080dd" officeooo:paragraph-rsid="0017606a" style:font-name-asian="Arial-BoldMT" style:font-size-asian="4.34999990463257pt" style:font-weight-asian="normal" style:font-name-complex="Arial-BoldMT" style:font-size-complex="5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5pt" officeooo:rsid="0017606a" officeooo:paragraph-rsid="0017606a" style:font-name-asian="ArialMT" style:font-size-asian="4.34999990463257pt" style:font-name-complex="ArialMT" style:font-size-complex="5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paragraph-rsid="0040f1ea"/>
    </style:style>
    <style:style style:name="T1" style:family="text">
      <style:text-properties officeooo:rsid="001114a1"/>
    </style:style>
    <style:style style:name="T2" style:family="text">
      <style:text-properties style:font-name="Arial" fo:font-size="11pt" officeooo:rsid="0017606a" style:font-name-asian="ArialMT" style:font-size-asian="11pt" style:font-name-complex="ArialMT" style:font-size-complex="11pt"/>
    </style:style>
    <style:style style:name="T3" style:family="text">
      <style:text-properties style:font-name="Arial" fo:font-size="5pt" fo:font-weight="normal" officeooo:rsid="0010c6cf" style:font-name-asian="Arial-BoldMT" style:font-size-asian="4.34999990463257pt" style:font-weight-asian="normal" style:font-name-complex="Arial-BoldMT" style:font-size-complex="5pt" style:font-weight-complex="normal"/>
    </style:style>
    <style:style style:name="T4" style:family="text">
      <style:text-properties fo:font-size="11pt" fo:font-weight="normal" officeooo:rsid="001080dd" style:font-name-asian="Arial-BoldMT" style:font-size-asian="11pt" style:font-weight-asian="normal" style:font-name-complex="Arial-BoldMT" style:font-size-complex="11pt" style:font-weight-complex="normal"/>
    </style:style>
    <style:style style:name="T5" style:family="text">
      <style:text-properties fo:font-size="11pt" fo:font-weight="normal" officeooo:rsid="00283792" style:font-name-asian="Arial-BoldMT" style:font-size-asian="11pt" style:font-weight-asian="normal" style:font-name-complex="Arial-BoldMT" style:font-size-complex="11pt" style:font-weight-complex="normal"/>
    </style:style>
    <style:style style:name="T6" style:family="text">
      <style:text-properties fo:font-size="11pt" fo:font-weight="normal" officeooo:rsid="00303aaf" style:font-name-asian="Arial-BoldMT" style:font-size-asian="11pt" style:font-weight-asian="normal" style:font-name-complex="Arial-BoldMT" style:font-size-complex="11pt" style:font-weight-complex="normal"/>
    </style:style>
    <style:style style:name="T7" style:family="text">
      <style:text-properties fo:font-size="11pt" officeooo:rsid="0017606a" style:font-size-asian="11pt" style:font-size-complex="11pt"/>
    </style:style>
    <style:style style:name="T8" style:family="text">
      <style:text-properties fo:font-size="11pt" officeooo:rsid="002da60d" style:font-size-asian="11pt" style:font-size-complex="11pt"/>
    </style:style>
    <style:style style:name="T9" style:family="text">
      <style:text-properties fo:font-size="11pt" fo:font-weight="bold" officeooo:rsid="0040f1ea" style:font-name-asian="Arial-BoldMT" style:font-size-asian="11pt" style:font-weight-asian="bold" style:font-name-complex="Arial-BoldMT" style:font-size-complex="11pt" style:font-weight-complex="bold"/>
    </style:style>
    <style:style style:name="T10" style:family="text">
      <style:text-properties fo:font-weight="normal" officeooo:rsid="00117d0a" style:font-name-asian="Arial-BoldMT" style:font-weight-asian="normal" style:font-name-complex="Arial-BoldMT" style:font-weight-complex="normal"/>
    </style:style>
    <style:style style:name="T11" style:family="text">
      <style:text-properties fo:font-weight="normal" officeooo:rsid="0017606a" style:font-name-asian="Arial-BoldMT" style:font-weight-asian="normal" style:font-name-complex="Arial-BoldMT" style:font-weight-complex="normal"/>
    </style:style>
    <style:style style:name="T12" style:family="text">
      <style:text-properties fo:font-weight="normal" officeooo:rsid="002da60d" style:font-name-asian="Arial-BoldMT" style:font-weight-asian="normal" style:font-name-complex="Arial-BoldMT" style:font-weight-complex="normal"/>
    </style:style>
    <style:style style:name="T13" style:family="text">
      <style:text-properties fo:font-weight="normal" officeooo:rsid="002dfadf" style:font-name-asian="Arial-BoldMT" style:font-weight-asian="normal" style:font-name-complex="Arial-BoldMT" style:font-weight-complex="normal"/>
    </style:style>
    <style:style style:name="T14" style:family="text">
      <style:text-properties fo:font-weight="normal" officeooo:rsid="002e30ea" style:font-name-asian="Arial-BoldMT" style:font-weight-asian="normal" style:font-name-complex="Arial-BoldMT" style:font-weight-complex="normal"/>
    </style:style>
    <style:style style:name="T15" style:family="text">
      <style:text-properties fo:font-weight="normal" officeooo:rsid="002ef49d" style:font-name-asian="Arial-BoldMT" style:font-weight-asian="normal" style:font-name-complex="Arial-BoldMT" style:font-weight-complex="normal"/>
    </style:style>
    <style:style style:name="T16" style:family="text">
      <style:text-properties fo:font-weight="normal" officeooo:rsid="002f205b" style:font-name-asian="Arial-BoldMT" style:font-weight-asian="normal" style:font-name-complex="Arial-BoldMT" style:font-weight-complex="normal"/>
    </style:style>
    <style:style style:name="T17" style:family="text">
      <style:text-properties fo:font-weight="normal" officeooo:rsid="00303aaf" style:font-name-asian="Arial-BoldMT" style:font-weight-asian="normal" style:font-name-complex="Arial-BoldMT" style:font-weight-complex="normal"/>
    </style:style>
    <style:style style:name="T18" style:family="text">
      <style:text-properties fo:font-weight="normal" officeooo:rsid="00332f86" style:font-name-asian="Arial-BoldMT" style:font-weight-asian="normal" style:font-name-complex="Arial-BoldMT" style:font-weight-complex="normal"/>
    </style:style>
    <style:style style:name="T19" style:family="text">
      <style:text-properties fo:font-weight="normal" officeooo:rsid="00340418" style:font-name-asian="Arial-BoldMT" style:font-weight-asian="normal" style:font-name-complex="Arial-BoldMT" style:font-weight-complex="normal"/>
    </style:style>
    <style:style style:name="T20" style:family="text">
      <style:text-properties fo:font-weight="normal" officeooo:rsid="0039ffab" style:font-name-asian="Arial-BoldMT" style:font-weight-asian="normal" style:font-name-complex="Arial-BoldMT" style:font-weight-complex="normal"/>
    </style:style>
    <style:style style:name="T21" style:family="text">
      <style:text-properties officeooo:rsid="001ee4d5"/>
    </style:style>
    <style:style style:name="T22" style:family="text">
      <style:text-properties fo:font-weight="bold" officeooo:rsid="002e30ea" style:font-name-asian="Arial-BoldMT" style:font-weight-asian="bold" style:font-name-complex="Arial-BoldMT" style:font-weight-complex="bold"/>
    </style:style>
    <style:style style:name="T23" style:family="text">
      <style:text-properties fo:font-weight="bold" officeooo:rsid="002da60d" style:font-name-asian="Arial-BoldMT" style:font-weight-asian="bold" style:font-name-complex="Arial-BoldMT" style:font-weight-complex="bold"/>
    </style:style>
    <style:style style:name="T24" style:family="text">
      <style:text-properties fo:font-weight="bold" officeooo:rsid="002ef49d" style:font-name-asian="Arial-BoldMT" style:font-weight-asian="bold" style:font-name-complex="Arial-BoldM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f5824" style:font-weight-asian="bold" style:font-weight-complex="bold"/>
    </style:style>
    <style:style style:name="T27" style:family="text">
      <style:text-properties fo:font-weight="bold" officeooo:rsid="0040f1ea" style:font-weight-asian="bold" style:font-weight-complex="bold"/>
    </style:style>
    <style:style style:name="T28" style:family="text">
      <style:text-properties officeooo:rsid="00281e61"/>
    </style:style>
    <style:style style:name="T29" style:family="text">
      <style:text-properties officeooo:rsid="003a2d55"/>
    </style:style>
    <style:style style:name="T30" style:family="text">
      <style:text-properties fo:font-size="5pt" fo:font-weight="normal" officeooo:rsid="002dfadf" style:font-name-asian="Arial-BoldMT" style:font-size-asian="4.34999990463257pt" style:font-weight-asian="normal" style:font-name-complex="Arial-BoldMT" style:font-size-complex="5pt" style:font-weight-complex="normal"/>
    </style:style>
    <style:style style:name="T31" style:family="text">
      <style:text-properties fo:font-size="5pt" fo:font-weight="normal" officeooo:rsid="002da60d" style:font-name-asian="Arial-BoldMT" style:font-size-asian="4.34999990463257pt" style:font-weight-asian="normal" style:font-name-complex="Arial-BoldMT" style:font-size-complex="5pt" style:font-weight-complex="normal"/>
    </style:style>
    <style:style style:name="T32" style:family="text">
      <style:text-properties officeooo:rsid="003f5824"/>
    </style:style>
    <style:style style:name="T33" style:family="text">
      <style:text-properties officeooo:rsid="00431ad3"/>
    </style:style>
    <style:style style:name="T34" style:family="text">
      <style:text-properties officeooo:rsid="004358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x="0.473cm" svg:y="-1.296cm" svg:width="17cm" svg:height="1.843cm" draw:z-index="0"><draw:image xlink:href="Pictures/10000000000008C9000000F432ACFB93DF8E11FA.jpg" xlink:type="simple" xlink:show="embed" xlink:actuate="onLoad" loext:mime-type="image/jpeg"/></draw:frame></text:p>
      <text:p text:style-name="P4">DECLARAÇÃO –<text:span text:style-name="T28"> CURSOS TÉCNICOS SUBSEQUENTES</text:span></text:p>
      <text:p text:style-name="P3">(para estudantes <text:span text:style-name="T21">selecionados pela ampla concorrência</text:span>)</text:p>
      <text:p text:style-name="P2"/>
      <text:p text:style-name="P16"><text:span text:style-name="T7">Eu,_____________________________________________________________________, abaixo assinado(a), nascido(a) em ____/____/_____, portador(a) da cédula de identidade nº________________________, órgão expedidor __________________, Título de Eleitor nº _______________________________, CPF n° ___________________________, Documento Militar nº (para sexo masculino) ______________________________, sob as penas da lei </text:span><text:span text:style-name="T8">(Decreto-Lei n° 2.848/1940, Art. 299, falsidade ideológica)</text:span><text:span text:style-name="T7">, declaro que:</text:span></text:p>
      <text:p text:style-name="P18"/>
      <text:p text:style-name="P19"><text:span text:style-name="T2">1 - </text:span><text:span text:style-name="T9">NÃO</text:span><text:span text:style-name="T4"> estou matriculado</text:span><text:span text:style-name="T6">(a)</text:span><text:span text:style-name="T4"> em outro curso </text:span><text:span text:style-name="T5">técnico</text:span><text:span text:style-name="T4"> do IFSC, </text:span><text:span text:style-name="T5">nos termos do </text:span><text:a xlink:type="simple" xlink:href="http://www.ifsc.edu.br/documentos-norteadores" text:style-name="Internet_20_link" text:visited-style-name="Visited_20_Internet_20_Link"><text:span text:style-name="T5">Regulamento Didático-Pedagógico</text:span></text:a><text:span text:style-name="T5"> institucional</text:span><text:span text:style-name="T4">. </text:span></text:p>
      <text:p text:style-name="P17"/>
      <text:p text:style-name="P15">2 - <text:s/>( <text:s text:c="3"/>) Concluí o Ensino <text:span text:style-name="T33">Médio </text:span>e <text:span text:style-name="T25">apresentei </text:span>o Certificado/Diploma no ato da matrícula </text:p>
      <text:p text:style-name="P14">3 - ( <text:s text:c="2"/>) Concluí o Ensino <text:span text:style-name="T34">Médio</text:span> (E<text:span text:style-name="T34">M</text:span>), e <text:span text:style-name="T27">NÃO</text:span><text:span text:style-name="T25"> apresentei</text:span> o Certificado <text:span text:style-name="T29">de EM ou de escolaridade superior</text:span> no ato da matrícula, mas apresentei o documento comprobatório de Conclusão de Curso <text:span text:style-name="T25">e</text:span> o documento comprobatório de que meu Certificado de E<text:span text:style-name="T34">M</text:span>ou de escolaridade superior, se for o caso, está em fase de elaboração. Estou ciente de que a homologação da minha matrícula no IFSC está condicionada à entrega de todos os documentos constantes no Edital de Ingresso. Apresentarei o Certificado de E<text:span text:style-name="T34">M</text:span> ou de escolaridade superior em até <text:span text:style-name="T26">o primeiro dia letivo </text:span><text:span text:style-name="T32">ou até </text:span><text:span text:style-name="T26">a data definida pelo câmpus.</text:span> <text:span text:style-name="T32">O não cumprimento deste prazo implicará o cancelamento automático da matrícula pelo Registro Acadêmico, independentemente de aviso prévio e a consequente perda da vaga, que será redirecionada para o próximo candidato da lista de espera, quando couber.</text:span></text:p>
      <text:p text:style-name="P13"><text:span text:style-name="Fonte_20_parág._20_padrão"><text:span text:style-name="T3"/></text:span></text:p>
      <text:p text:style-name="P11"><text:span text:style-name="Fonte_20_parág._20_padrão"><text:span text:style-name="T20">4</text:span></text:span><text:span text:style-name="Fonte_20_parág._20_padrão"><text:span text:style-name="T12"> </text:span></text:span><text:span text:style-name="Fonte_20_parág._20_padrão"><text:span text:style-name="T15">- Aplicável apenas a </text:span></text:span><text:span text:style-name="Fonte_20_parág._20_padrão"><text:span text:style-name="T24">candidato(a) maior de 18 anos</text:span></text:span><text:span text:style-name="Fonte_20_parág._20_padrão"><text:span text:style-name="T15">: </text:span></text:span><text:span text:style-name="Fonte_20_parág._20_padrão"><text:span text:style-name="T14">Possuo </text:span></text:span><text:a xlink:type="simple" xlink:href="http://www.tse.jus.br/eleitor-e-eleicoes/certidoes/certidao-de-quitacao-eleitoral" text:style-name="Internet_20_link" text:visited-style-name="Visited_20_Internet_20_Link"><text:span text:style-name="Fonte_20_parág._20_padrão"><text:span text:style-name="T22">Título de Eleitor</text:span></text:span></text:a><text:span text:style-name="Fonte_20_parág._20_padrão"><text:span text:style-name="T14">, cujo número foi informado por mim acima</text:span></text:span><text:span text:style-name="Fonte_20_parág._20_padrão"><text:span text:style-name="T12">, </text:span></text:span><text:span text:style-name="Fonte_20_parág._20_padrão"><text:span text:style-name="T13">nos termos da </text:span></text:span><text:a xlink:type="simple" xlink:href="http://www.planalto.gov.br/ccivil_03/leis/1970-1979/L6236.htm" text:style-name="Internet_20_link" text:visited-style-name="Visited_20_Internet_20_Link"><text:span text:style-name="Fonte_20_parág._20_padrão"><text:span text:style-name="T13">Lei </text:span></text:span></text:a><text:a xlink:type="simple" xlink:href="http://www.planalto.gov.br/ccivil_03/leis/1970-1979/L6236.htm" text:style-name="Internet_20_link" text:visited-style-name="Visited_20_Internet_20_Link"><text:span text:style-name="Fonte_20_parág._20_padrão"><text:span text:style-name="T12">n° </text:span></text:span></text:a><text:a xlink:type="simple" xlink:href="http://www.planalto.gov.br/ccivil_03/leis/1970-1979/L6236.htm" text:style-name="Internet_20_link" text:visited-style-name="Visited_20_Internet_20_Link"><text:span text:style-name="Fonte_20_parág._20_padrão"><text:span text:style-name="T13">6.236/1975</text:span></text:span></text:a><text:span text:style-name="Fonte_20_parág._20_padrão"><text:span text:style-name="T13">, </text:span></text:span><text:span text:style-name="Fonte_20_parág._20_padrão"><text:span text:style-name="T14">Art</text:span></text:span><text:span text:style-name="Fonte_20_parág._20_padrão"><text:span text:style-name="T13">. 1</text:span></text:span><text:span text:style-name="Fonte_20_parág._20_padrão"><text:span text:style-name="T12">°.</text:span></text:span></text:p>
      <text:p text:style-name="P10"><text:span text:style-name="Fonte_20_parág._20_padrão"><text:span text:style-name="T30"/></text:span></text:p>
      <text:p text:style-name="P11"><text:span text:style-name="Fonte_20_parág._20_padrão"><text:span text:style-name="T20">5</text:span></text:span><text:span text:style-name="Fonte_20_parág._20_padrão"><text:span text:style-name="T14"> - E</text:span></text:span><text:span text:style-name="Fonte_20_parág._20_padrão"><text:span text:style-name="T12">stou inscrito</text:span></text:span><text:span text:style-name="Fonte_20_parág._20_padrão"><text:span text:style-name="T17">(a)</text:span></text:span><text:span text:style-name="Fonte_20_parág._20_padrão"><text:span text:style-name="T12"> no </text:span></text:span><text:a xlink:type="simple" xlink:href="https://www.receita.fazenda.gov.br/Aplicacoes/SSL/ATCTA/CPF/ConsultaSituacao/ConsultaPublica.asp" text:style-name="Internet_20_link" text:visited-style-name="Visited_20_Internet_20_Link"><text:span text:style-name="Fonte_20_parág._20_padrão"><text:span text:style-name="T12">Cadastro de Pessoas Físicas da Receita Federal</text:span></text:span></text:a><text:span text:style-name="Fonte_20_parág._20_padrão"><text:span text:style-name="T12">, </text:span></text:span><text:span text:style-name="Fonte_20_parág._20_padrão"><text:span text:style-name="T14">cujo número foi informado por mim acima, </text:span></text:span><text:span text:style-name="Fonte_20_parág._20_padrão"><text:span text:style-name="T16">nos termos da </text:span></text:span><text:a xlink:type="simple" xlink:href="http://normas.receita.fazenda.gov.br/sijut2consulta/link.action?visao=anotado&amp;idAto=61197" text:style-name="Internet_20_link" text:visited-style-name="Visited_20_Internet_20_Link"><text:span text:style-name="Fonte_20_parág._20_padrão"><text:span text:style-name="T16">IN RFB nº 1548/2015</text:span></text:span></text:a><text:span text:style-name="Fonte_20_parág._20_padrão"><text:span text:style-name="T16">, Art. 3</text:span></text:span><text:span text:style-name="Fonte_20_parág._20_padrão"><text:span text:style-name="T12">°</text:span></text:span><text:span text:style-name="Fonte_20_parág._20_padrão"><text:span text:style-name="T16">, Inciso IV. </text:span></text:span></text:p>
      <text:p text:style-name="P9"><text:span text:style-name="Fonte_20_parág._20_padrão"><text:span text:style-name="T31"/></text:span></text:p>
      <text:p text:style-name="P12"><text:span text:style-name="Fonte_20_parág._20_padrão"><text:span text:style-name="T20">6</text:span></text:span><text:span text:style-name="Fonte_20_parág._20_padrão"><text:span text:style-name="T12"> </text:span></text:span><text:span text:style-name="Fonte_20_parág._20_padrão"><text:span text:style-name="T15">-</text:span></text:span><text:span text:style-name="Fonte_20_parág._20_padrão"><text:span text:style-name="T12"> </text:span></text:span><text:span text:style-name="Fonte_20_parág._20_padrão"><text:span text:style-name="T15">Aplicável apenas </text:span></text:span><text:span text:style-name="Fonte_20_parág._20_padrão"><text:span text:style-name="T12">a </text:span></text:span><text:span text:style-name="Fonte_20_parág._20_padrão"><text:span text:style-name="T23">candidato do sexo masculino</text:span></text:span><text:span text:style-name="Fonte_20_parág._20_padrão"><text:span text:style-name="T12"> </text:span></text:span><text:span text:style-name="Fonte_20_parág._20_padrão"><text:span text:style-name="T18">maior de 18 anos</text:span></text:span><text:span text:style-name="Fonte_20_parág._20_padrão"><text:span text:style-name="T12">: Estou em dia com o </text:span></text:span><text:a xlink:type="simple" xlink:href="http://www.alistamento.eb.mil.br/index.action" text:style-name="Internet_20_link" text:visited-style-name="Visited_20_Internet_20_Link"><text:span text:style-name="Fonte_20_parág._20_padrão"><text:span text:style-name="T12">Serviço Militar</text:span></text:span></text:a><text:span text:style-name="Fonte_20_parág._20_padrão"><text:span text:style-name="T12">, </text:span></text:span><text:span text:style-name="Fonte_20_parág._20_padrão"><text:span text:style-name="T18">cujo número d</text:span></text:span><text:span text:style-name="Fonte_20_parág._20_padrão"><text:span text:style-name="T19">e</text:span></text:span><text:span text:style-name="Fonte_20_parág._20_padrão"><text:span text:style-name="T18"> documento foi</text:span></text:span><text:span text:style-name="Fonte_20_parág._20_padrão"><text:span text:style-name="T12"> </text:span></text:span><text:span text:style-name="Fonte_20_parág._20_padrão"><text:span text:style-name="T14">informado por mim acima, </text:span></text:span><text:span text:style-name="Fonte_20_parág._20_padrão"><text:span text:style-name="T12">conforme a </text:span></text:span><text:a xlink:type="simple" xlink:href="http://www.planalto.gov.br/ccivil_03/leis/L4375.htm" text:style-name="Internet_20_link" text:visited-style-name="Visited_20_Internet_20_Link"><text:span text:style-name="Fonte_20_parág._20_padrão"><text:span text:style-name="T12">Lei Nº 4.375/1964</text:span></text:span></text:a><text:span text:style-name="Fonte_20_parág._20_padrão"><text:span text:style-name="T12">, </text:span></text:span><text:span text:style-name="Fonte_20_parág._20_padrão"><text:span text:style-name="T18">Art. 74, alínea d</text:span></text:span><text:span text:style-name="Fonte_20_parág._20_padrão"><text:span text:style-name="T12">.</text:span></text:span></text:p>
      <text:p text:style-name="P9"><text:span text:style-name="Fonte_20_parág._20_padrão"><text:span text:style-name="T31"/></text:span></text:p>
      <text:p text:style-name="P8"><text:span text:style-name="T20">7</text:span><text:span text:style-name="T11"> - </text:span><text:span text:style-name="T10">E</text:span><text:span text:style-name="T1">stou ciente de que, em caso de falsidade ideológica, ficarei sujeito às sanções prescritas na Lei e minha matrícula poderá ser cancelada.</text:span></text:p>
      <text:p text:style-name="P8"/>
      <text:p text:style-name="P7">______________________________, _________ de __________________ de 20___.</text:p>
      <text:p text:style-name="P6">Local e data</text:p>
      <text:p text:style-name="P7"/>
      <text:p text:style-name="P7">_________________________________________</text:p>
      <text:p text:style-name="P5">Assinatura do candidato ou responsável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-BoldMT" svg:font-family="Arial-BoldMT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95cm" fo:margin-left="1.515cm" fo:margin-right="1.4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. .</meta:initial-creator>
    <meta:creation-date>2011-11-25T16:40:18.43</meta:creation-date>
    <dc:date>2020-01-23T17:12:13.076000000</dc:date>
    <meta:editing-duration>PT3H58M29S</meta:editing-duration>
    <meta:editing-cycles>45</meta:editing-cycles>
    <meta:generator>LibreOffice/6.3.6.2$MacOSX_X86_64 LibreOffice_project/2196df99b074d8a661f4036fca8fa0cbfa33a497</meta:generator>
    <meta:document-statistic meta:table-count="0" meta:image-count="1" meta:object-count="0" meta:page-count="1" meta:paragraph-count="14" meta:word-count="361" meta:character-count="2473" meta:non-whitespace-character-count="2116"/>
  </office:meta>
</office:document-meta>
</file>